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ionInstance.getWidg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Instance.setWidgtes( List &lt; WidgetInstance &gt; widg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